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ValidatorAction.isString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Action.createMapOfParameters( Map objectModel , Collection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